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4000000AD82DD1D4826942651.png" manifest:media-type="image/png"/>
  <manifest:file-entry manifest:full-path="Pictures/10000001000006B4000000ADECBCA37C8DE3D51A.png" manifest:media-type="image/png"/>
  <manifest:file-entry manifest:full-path="Pictures/10000001000006B4000000AD6CCC5F0FEBE4DA8E.png" manifest:media-type="image/png"/>
  <manifest:file-entry manifest:full-path="Pictures/10000001000006B4000000ADC938D14A877495CF.png" manifest:media-type="image/png"/>
  <manifest:file-entry manifest:full-path="Pictures/10000001000006B4000000ADA9EBFBBBEB196F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bdad" officeooo:paragraph-rsid="0010bda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10bdad" officeooo:paragraph-rsid="0010bdad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 Code:</text:p>
      <text:p text:style-name="P1"/>
      <text:p text:style-name="P2">#include &lt;iostream&gt; <text:s/>// Include the standard input-output library</text:p>
      <text:p text:style-name="P2">#include &lt;stack&gt; <text:s text:c="4"/>// Include the stack library for evaluation of postfix/prefix</text:p>
      <text:p text:style-name="P2">#include &lt;string&gt; <text:s text:c="3"/>// Include the string library for handling string operations</text:p>
      <text:p text:style-name="P2">#include &lt;cctype&gt; <text:s text:c="3"/>// Include the cctype library for character classification functions</text:p>
      <text:p text:style-name="P2">#include &lt;cmath&gt; <text:s text:c="4"/>// Include the cmath library for mathematical functions like pow()</text:p>
      <text:p text:style-name="P2">#include &lt;algorithm&gt; // Include the algorithm library for functions like reverse</text:p>
      <text:p text:style-name="P2">using namespace std;</text:p>
      <text:p text:style-name="P2"/>
      <text:p text:style-name="P2">// Node structure for linked list implementation of stack</text:p>
      <text:p text:style-name="P2">struct Node {</text:p>
      <text:p text:style-name="P2"><text:s text:c="4"/>char data; <text:s text:c="6"/>// Data stored in the node (a character)</text:p>
      <text:p text:style-name="P2"><text:s text:c="4"/>Node* next; <text:s text:c="5"/>// Pointer to the next node in the linked list</text:p>
      <text:p text:style-name="P2">};</text:p>
      <text:p text:style-name="P2"/>
      <text:p text:style-name="P2">// Stack class using linked list</text:p>
      <text:p text:style-name="P2">class Stack {</text:p>
      <text:p text:style-name="P2">private:</text:p>
      <text:p text:style-name="P2"><text:s text:c="4"/>Node* top; <text:s text:c="6"/>// Pointer to the top element of the stack</text:p>
      <text:p text:style-name="P2"/>
      <text:p text:style-name="P2">public:</text:p>
      <text:p text:style-name="P2"><text:s text:c="4"/>Stack() : top(nullptr) {} <text:s/>// Constructor to initialize the stack with top set to nullptr</text:p>
      <text:p text:style-name="P2"/>
      <text:p text:style-name="P2"><text:s text:c="4"/>// Push an element onto the stack</text:p>
      <text:p text:style-name="P2"><text:s text:c="4"/>void push(char x) {</text:p>
      <text:p text:style-name="P2"><text:s text:c="8"/>Node* temp = new Node(); <text:s/>// Allocate memory for a new node</text:p>
      <text:p text:style-name="P2"><text:s text:c="8"/>if (!temp) { <text:s text:c="13"/>// Check if memory allocation failed</text:p>
      <text:p text:style-name="P2"><text:s text:c="12"/>cout &lt;&lt; "Memory not available\n";</text:p>
      <text:p text:style-name="P2"><text:s text:c="12"/>return;</text:p>
      <text:p text:style-name="P2"><text:s text:c="8"/>}</text:p>
      <text:p text:style-name="P2"><text:s text:c="8"/>temp-&gt;data = x; <text:s text:c="10"/>// Set the data of the new node to x</text:p>
      <text:p text:style-name="P2"><text:s text:c="8"/>temp-&gt;next = top; <text:s text:c="8"/>// Link the new node to the current top</text:p>
      <text:p text:style-name="P2"><text:s text:c="8"/>top = temp; <text:s text:c="14"/>// Update the top to point to the new node</text:p>
      <text:p text:style-name="P2"><text:s text:c="4"/>}</text:p>
      <text:p text:style-name="P2"/>
      <text:p text:style-name="P2"><text:s text:c="4"/>// Pop an element from the stack</text:p>
      <text:p text:style-name="P2"><text:s text:c="4"/>char pop() {</text:p>
      <text:p text:style-name="P2"><text:s text:c="8"/>if (isEmpty()) { <text:s text:c="9"/>// Check if the stack is empty</text:p>
      <text:p text:style-name="P2"><text:s text:c="12"/>cout &lt;&lt; "Stack Empty\n";</text:p>
      <text:p text:style-name="P2"><text:s text:c="12"/>return '\0'; <text:s text:c="9"/>// Return null character if the stack is empty</text:p>
      <text:p text:style-name="P2"><text:s text:c="8"/>}</text:p>
      <text:p text:style-name="P2"><text:s text:c="8"/>char x = top-&gt;data; <text:s text:c="6"/>// Store the data from the top node</text:p>
      <text:p text:style-name="P2"><text:soft-page-break/><text:s text:c="8"/>Node* temp = top; <text:s text:c="8"/>// Store the current top node in a temporary pointer</text:p>
      <text:p text:style-name="P2"><text:s text:c="8"/>top = top-&gt;next; <text:s text:c="9"/>// Move the top pointer to the next node</text:p>
      <text:p text:style-name="P2"><text:s text:c="8"/>delete temp; <text:s text:c="13"/>// Delete the old top node</text:p>
      <text:p text:style-name="P2"><text:s text:c="8"/>return x; <text:s text:c="16"/>// Return the popped data</text:p>
      <text:p text:style-name="P2"><text:s text:c="4"/>}</text:p>
      <text:p text:style-name="P2"/>
      <text:p text:style-name="P2"><text:s text:c="4"/>// Return the top element of the stack</text:p>
      <text:p text:style-name="P2"><text:s text:c="4"/>char peek() {</text:p>
      <text:p text:style-name="P2"><text:s text:c="8"/>if (!isEmpty()) <text:s text:c="10"/>// Check if the stack is not empty</text:p>
      <text:p text:style-name="P2"><text:s text:c="12"/>return top-&gt;data; <text:s text:c="4"/>// Return the data from the top node</text:p>
      <text:p text:style-name="P2"><text:s text:c="8"/>else</text:p>
      <text:p text:style-name="P2"><text:s text:c="12"/>return '\0'; <text:s text:c="9"/>// Return null character if the stack is empty</text:p>
      <text:p text:style-name="P2"><text:s text:c="4"/>}</text:p>
      <text:p text:style-name="P2"/>
      <text:p text:style-name="P2"><text:s text:c="4"/>// Check if the stack is empty</text:p>
      <text:p text:style-name="P2"><text:s text:c="4"/>bool isEmpty() {</text:p>
      <text:p text:style-name="P2"><text:s text:c="8"/>return top == nullptr; <text:s text:c="3"/>// Stack is empty if top is nullptr</text:p>
      <text:p text:style-name="P2"><text:s text:c="4"/>}</text:p>
      <text:p text:style-name="P2"/>
      <text:p text:style-name="P2"><text:s text:c="4"/>// Function to check matching parentheses</text:p>
      <text:p text:style-name="P2"><text:s text:c="4"/>bool isMatchingParenthesis(string expr) {</text:p>
      <text:p text:style-name="P2"><text:s text:c="8"/>for (char ch : expr) { <text:s text:c="3"/>// Iterate through each character in the expression</text:p>
      <text:p text:style-name="P2"><text:s text:c="12"/>if (ch == '(' || ch == '{' || ch == '[') {</text:p>
      <text:p text:style-name="P2"><text:s text:c="16"/>push(ch); <text:s text:c="8"/>// Push opening parentheses onto the stack</text:p>
      <text:p text:style-name="P2"><text:s text:c="12"/>} else if (ch == ')' || ch == '}' || ch == ']') {</text:p>
      <text:p text:style-name="P2"><text:s text:c="16"/>if (isEmpty()) { <text:s/>// Check if stack is empty when a closing parenthesis is found</text:p>
      <text:p text:style-name="P2"><text:s text:c="20"/>cout &lt;&lt; "Close parenthesis missing\n";</text:p>
      <text:p text:style-name="P2"><text:s text:c="20"/>return false; // Return false if no matching opening parenthesis</text:p>
      <text:p text:style-name="P2"><text:s text:c="16"/>}</text:p>
      <text:p text:style-name="P2"><text:s text:c="16"/>char topChar = pop(); <text:s/>// Pop the top element from the stack</text:p>
      <text:p text:style-name="P2"><text:s text:c="16"/>if ((ch == ')' &amp;&amp; topChar != '(') || </text:p>
      <text:p text:style-name="P2"><text:s text:c="20"/>(ch == '}' &amp;&amp; topChar != '{') || </text:p>
      <text:p text:style-name="P2"><text:s text:c="20"/>(ch == ']' &amp;&amp; topChar != '[')) {</text:p>
      <text:p text:style-name="P2"><text:s text:c="20"/>cout &lt;&lt; "Open parenthesis missing\n";</text:p>
      <text:p text:style-name="P2"><text:s text:c="20"/>return false; // Return false if parentheses do not match</text:p>
      <text:p text:style-name="P2"><text:s text:c="16"/>}</text:p>
      <text:p text:style-name="P2"><text:s text:c="12"/>}</text:p>
      <text:p text:style-name="P2"><text:s text:c="8"/>}</text:p>
      <text:p text:style-name="P2"><text:s text:c="8"/>if (!isEmpty()) { <text:s text:c="8"/>// Check if any unmatched opening parentheses remain</text:p>
      <text:p text:style-name="P2"><text:s text:c="12"/>cout &lt;&lt; "Open parenthesis missing\n";</text:p>
      <text:p text:style-name="P2"><text:s text:c="12"/>return false; <text:s text:c="8"/>// Return false if unmatched parentheses exist</text:p>
      <text:p text:style-name="P2"><text:s text:c="8"/>}</text:p>
      <text:p text:style-name="P2"><text:s text:c="8"/>return true; <text:s text:c="13"/>// Return true if all parentheses match correctly</text:p>
      <text:p text:style-name="P2"><text:s text:c="4"/>}</text:p>
      <text:p text:style-name="P2"><text:soft-page-break/>};</text:p>
      <text:p text:style-name="P2"/>
      <text:p text:style-name="P2">// Function to return precedence of operators</text:p>
      <text:p text:style-name="P2">int precedence(char op) {</text:p>
      <text:p text:style-name="P2"><text:s text:c="4"/>if (op == '+' || op == '-') return 1; <text:s/>// Precedence 1 for '+' and '-'</text:p>
      <text:p text:style-name="P2"><text:s text:c="4"/>if (op == '*' || op == '/') return 2; <text:s/>// Precedence 2 for '*' and '/'</text:p>
      <text:p text:style-name="P2"><text:s text:c="4"/>if (op == '$' || op == '^') return 3; <text:s/>// Precedence 3 for '$' and '^'</text:p>
      <text:p text:style-name="P2"><text:s text:c="4"/>return 0; <text:s/>// Return 0 for any other character (usually parentheses)</text:p>
      <text:p text:style-name="P2">}</text:p>
      <text:p text:style-name="P2"/>
      <text:p text:style-name="P2">// Function to perform an operation and return output</text:p>
      <text:p text:style-name="P2">int applyOp(int a, int b, char op) {</text:p>
      <text:p text:style-name="P2"><text:s text:c="4"/>switch (op) {</text:p>
      <text:p text:style-name="P2"><text:s text:c="8"/>case '+': return a + b; <text:s text:c="5"/>// Perform addition</text:p>
      <text:p text:style-name="P2"><text:s text:c="8"/>case '-': return a - b; <text:s text:c="5"/>// Perform subtraction</text:p>
      <text:p text:style-name="P2"><text:s text:c="8"/>case '*': return a * b; <text:s text:c="5"/>// Perform multiplication</text:p>
      <text:p text:style-name="P2"><text:s text:c="8"/>case '/': return a / b; <text:s text:c="5"/>// Perform division</text:p>
      <text:p text:style-name="P2"><text:s text:c="8"/>case '$': case '^': return pow(a, b); <text:s/>// Perform exponentiation</text:p>
      <text:p text:style-name="P2"><text:s text:c="4"/>}</text:p>
      <text:p text:style-name="P2"><text:s text:c="4"/>return 0; <text:s/>// Return 0 if an invalid operator is encountered</text:p>
      <text:p text:style-name="P2">}</text:p>
      <text:p text:style-name="P2"/>
      <text:p text:style-name="P2">// Function to convert infix to postfix</text:p>
      <text:p text:style-name="P2">string infixToPostfix(string infix) {</text:p>
      <text:p text:style-name="P2"><text:s text:c="4"/>Stack stack; <text:s text:c="10"/>// Create an instance of the Stack class</text:p>
      <text:p text:style-name="P2"><text:s text:c="4"/>string postfix = ""; <text:s text:c="2"/>// Initialize an empty string for postfix</text:p>
      <text:p text:style-name="P2"/>
      <text:p text:style-name="P2"><text:s text:c="4"/>for (char &amp;ch : infix) { <text:s/>// Iterate through each character in the infix expression</text:p>
      <text:p text:style-name="P2"><text:s text:c="8"/>if (isalnum(ch)) { <text:s text:c="3"/>// If the character is an operand (alphabet or digit)</text:p>
      <text:p text:style-name="P2"><text:s text:c="12"/>postfix += ch; <text:s text:c="3"/>// Append it to the postfix expression</text:p>
      <text:p text:style-name="P2"><text:s text:c="8"/>} else if (ch == '(') {</text:p>
      <text:p text:style-name="P2"><text:s text:c="12"/>stack.push(ch); <text:s text:c="2"/>// Push '(' onto the stack</text:p>
      <text:p text:style-name="P2"><text:s text:c="8"/>} else if (ch == ')') {</text:p>
      <text:p text:style-name="P2"><text:s text:c="12"/>while (!stack.isEmpty() &amp;&amp; stack.peek() != '(') {</text:p>
      <text:p text:style-name="P2"><text:s text:c="16"/>postfix += stack.pop(); <text:s/>// Pop and add operators until '(' is found</text:p>
      <text:p text:style-name="P2"><text:s text:c="12"/>}</text:p>
      <text:p text:style-name="P2"><text:s text:c="12"/>stack.pop(); <text:s/>// Remove '(' from the stack</text:p>
      <text:p text:style-name="P2"><text:s text:c="8"/>} else {</text:p>
      <text:p text:style-name="P2"><text:s text:c="12"/>while (!stack.isEmpty() &amp;&amp; precedence(ch) &lt;= precedence(stack.peek())) {</text:p>
      <text:p text:style-name="P2"><text:s text:c="16"/>postfix += stack.pop(); <text:s/>// Pop and add operators with higher or equal precedence</text:p>
      <text:p text:style-name="P2"><text:s text:c="12"/>}</text:p>
      <text:p text:style-name="P2"><text:s text:c="12"/>stack.push(ch); <text:s/>// Push the current operator onto the stack</text:p>
      <text:p text:style-name="P2"><text:s text:c="8"/>}</text:p>
      <text:p text:style-name="P2"><text:s text:c="4"/>}</text:p>
      <text:p text:style-name="P2"><text:soft-page-break/></text:p>
      <text:p text:style-name="P2"><text:s text:c="4"/>while (!stack.isEmpty()) {</text:p>
      <text:p text:style-name="P2"><text:s text:c="8"/>postfix += stack.pop(); <text:s/>// Add any remaining operators to the postfix expression</text:p>
      <text:p text:style-name="P2"><text:s text:c="4"/>}</text:p>
      <text:p text:style-name="P2"/>
      <text:p text:style-name="P2"><text:s text:c="4"/>return postfix; <text:s/>// Return the postfix expression</text:p>
      <text:p text:style-name="P2">}</text:p>
      <text:p text:style-name="P2"/>
      <text:p text:style-name="P2">// Function to convert infix to prefix</text:p>
      <text:p text:style-name="P2">string infixToPrefix(string infix) {</text:p>
      <text:p text:style-name="P2"><text:s text:c="4"/>reverse(infix.begin(), infix.end()); <text:s/>// Reverse the infix expression</text:p>
      <text:p text:style-name="P2"><text:s text:c="4"/>for (char &amp;ch : infix) { <text:s/>// Iterate through the reversed expression</text:p>
      <text:p text:style-name="P2"><text:s text:c="8"/>if (ch == '(') ch = ')'; <text:s/>// Replace '(' with ')'</text:p>
      <text:p text:style-name="P2"><text:s text:c="8"/>else if (ch == ')') ch = '('; <text:s/>// Replace ')' with '('</text:p>
      <text:p text:style-name="P2"><text:s text:c="4"/>}</text:p>
      <text:p text:style-name="P2"/>
      <text:p text:style-name="P2"><text:s text:c="4"/>string prefix = infixToPostfix(infix); <text:s/>// Convert the modified infix to postfix</text:p>
      <text:p text:style-name="P2"><text:s text:c="4"/>reverse(prefix.begin(), prefix.end()); <text:s/>// Reverse the postfix to get the prefix</text:p>
      <text:p text:style-name="P2"><text:s text:c="4"/>return prefix; <text:s/>// Return the prefix expression</text:p>
      <text:p text:style-name="P2">}</text:p>
      <text:p text:style-name="P2"/>
      <text:p text:style-name="P2">// Function to evaluate postfix expression</text:p>
      <text:p text:style-name="P2">int evaluatePostfix(string exp) {</text:p>
      <text:p text:style-name="P2"><text:s text:c="4"/>stack&lt;int&gt; stack; <text:s/>// Use the standard stack from the library for evaluation</text:p>
      <text:p text:style-name="P2"><text:s text:c="4"/>for (char &amp;ch : exp) {</text:p>
      <text:p text:style-name="P2"><text:s text:c="8"/>if (isdigit(ch)) { <text:s/>// If the character is a digit</text:p>
      <text:p text:style-name="P2"><text:s text:c="12"/>stack.push(ch - '0'); <text:s/>// Push the integer value onto the stack</text:p>
      <text:p text:style-name="P2"><text:s text:c="8"/>} else {</text:p>
      <text:p text:style-name="P2"><text:s text:c="12"/>int val2 = stack.top(); stack.pop(); <text:s/>// Pop the top two values</text:p>
      <text:p text:style-name="P2"><text:s text:c="12"/>int val1 = stack.top(); stack.pop();</text:p>
      <text:p text:style-name="P2"><text:s text:c="12"/>stack.push(applyOp(val1, val2, ch)); <text:s/>// Apply the operator and push the result</text:p>
      <text:p text:style-name="P2"><text:s text:c="8"/>}</text:p>
      <text:p text:style-name="P2"><text:s text:c="4"/>}</text:p>
      <text:p text:style-name="P2"><text:s text:c="4"/>return stack.top(); <text:s/>// The final result is at the top of the stack</text:p>
      <text:p text:style-name="P2">}</text:p>
      <text:p text:style-name="P2"/>
      <text:p text:style-name="P2">// Function to evaluate prefix expression</text:p>
      <text:p text:style-name="P2">int evaluatePrefix(string exp) {</text:p>
      <text:p text:style-name="P2"><text:s text:c="4"/>stack&lt;int&gt; stack; <text:s/>// Use the standard stack from the library for evaluation</text:p>
      <text:p text:style-name="P2"><text:s text:c="4"/>for (int i = exp.size() - 1; i &gt;= 0; i--) { <text:s/>// Iterate from right to left</text:p>
      <text:p text:style-name="P2"><text:s text:c="8"/>if (isdigit(exp[i])) { <text:s/>// If the character is a digit</text:p>
      <text:p text:style-name="P2"><text:s text:c="12"/>stack.push(exp[i] - '0'); <text:s/>// Push the integer value onto the stack</text:p>
      <text:p text:style-name="P2"><text:s text:c="8"/>} else {</text:p>
      <text:p text:style-name="P2"><text:s text:c="12"/>int val1 = stack.top(); stack.pop(); <text:s/>// Pop the top two values</text:p>
      <text:p text:style-name="P2"><text:s text:c="12"/>int val2 = stack.top(); stack.pop();</text:p>
      <text:p text:style-name="P2"><text:soft-page-break/><text:s text:c="12"/>stack.push(applyOp(val1, val2, exp[i])); <text:s/>// Apply the operator and push the result</text:p>
      <text:p text:style-name="P2"><text:s text:c="8"/>}</text:p>
      <text:p text:style-name="P2"><text:s text:c="4"/>}</text:p>
      <text:p text:style-name="P2"><text:s text:c="4"/>return stack.top(); <text:s/>// The final result is at the top of the stack</text:p>
      <text:p text:style-name="P2">}</text:p>
      <text:p text:style-name="P2"/>
      <text:p text:style-name="P2">int main() {</text:p>
      <text:p text:style-name="P2"><text:s text:c="4"/>// Array of infix expression to convert and evaluate</text:p>
      <text:p text:style-name="P2"><text:s text:c="4"/>string expression;</text:p>
      <text:p text:style-name="P2"/>
      <text:p text:style-name="P2"><text:s text:c="4"/>// Accept the input expression</text:p>
      <text:p text:style-name="P2"><text:s text:c="4"/>cout &lt;&lt; "INPUT: ";</text:p>
      <text:p text:style-name="P2"><text:s text:c="4"/>cin &gt;&gt; expression;</text:p>
      <text:p text:style-name="P2"/>
      <text:p text:style-name="P2"><text:s text:c="4"/>// Convert and display postfix expression</text:p>
      <text:p text:style-name="P2"><text:s text:c="4"/>cout &lt;&lt; "POSTFIX OUTPUT: ";</text:p>
      <text:p text:style-name="P2"><text:s text:c="8"/>Stack stack;</text:p>
      <text:p text:style-name="P2"><text:s text:c="8"/>if (stack.isMatchingParenthesis(expression)) { <text:s/>// Check if the parentheses match</text:p>
      <text:p text:style-name="P2"><text:s text:c="12"/>cout &lt;&lt; infixToPostfix(expression) &lt;&lt; " "; <text:s/>// Convert and print the postfix expression</text:p>
      <text:p text:style-name="P2"><text:s text:c="8"/>} else {</text:p>
      <text:p text:style-name="P2"><text:s text:c="12"/>cout &lt;&lt; "Invalid Expression "; <text:s/>// Print an error message if invalid</text:p>
      <text:p text:style-name="P2"><text:s text:c="8"/>}</text:p>
      <text:p text:style-name="P2"><text:s text:c="4"/>cout &lt;&lt; endl;</text:p>
      <text:p text:style-name="P2"/>
      <text:p text:style-name="P2"><text:s text:c="4"/>// Convert and display prefix expression</text:p>
      <text:p text:style-name="P2"><text:s text:c="4"/>cout &lt;&lt; "PREFIX OUTPUT: ";</text:p>
      <text:p text:style-name="P2"><text:s text:c="8"/>if (stack.isMatchingParenthesis(expression)) { <text:s/>// Check if the parentheses match</text:p>
      <text:p text:style-name="P2"><text:s text:c="12"/>cout &lt;&lt; infixToPrefix(expression) &lt;&lt; " "; <text:s/>// Convert and print the prefix expression</text:p>
      <text:p text:style-name="P2"><text:s text:c="8"/>} else {</text:p>
      <text:p text:style-name="P2"><text:s text:c="12"/>cout &lt;&lt; "Invalid Expression "; <text:s/>// Print an error message if invalid</text:p>
      <text:p text:style-name="P2"><text:s text:c="8"/>}</text:p>
      <text:p text:style-name="P2"><text:s text:c="4"/>cout &lt;&lt; endl;</text:p>
      <text:p text:style-name="P2"/>
      <text:p text:style-name="P2"><text:s text:c="4"/>return 0; <text:s/>// End of the program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Output:</text:p>
      <text:p text:style-name="P1"/>
      <text:p text:style-name="P1"><draw:frame draw:style-name="fr2" draw:name="Image1" text:anchor-type="char" svg:width="17cm" svg:height="1.713cm" draw:z-index="0"><draw:image xlink:href="Pictures/10000001000006B4000000ADA9EBFBBBEB196FCC.png" xlink:type="simple" xlink:show="embed" xlink:actuate="onLoad" draw:mime-type="image/png"/></draw:frame><text:line-break/><draw:frame draw:style-name="fr1" draw:name="Image2" text:anchor-type="char" svg:x="0.06cm" svg:y="2.069cm" svg:width="17cm" svg:height="1.713cm" draw:z-index="1"><draw:image xlink:href="Pictures/10000001000006B4000000ADC938D14A877495CF.png" xlink:type="simple" xlink:show="embed" xlink:actuate="onLoad" draw:mime-type="image/png"/></draw:frame><draw:frame draw:style-name="fr1" draw:name="Image3" text:anchor-type="char" svg:x="0.106cm" svg:y="4.064cm" svg:width="17cm" svg:height="1.713cm" draw:z-index="2"><draw:image xlink:href="Pictures/10000001000006B4000000AD6CCC5F0FEBE4DA8E.png" xlink:type="simple" xlink:show="embed" xlink:actuate="onLoad" draw:mime-type="image/png"/></draw:frame><draw:frame draw:style-name="fr1" draw:name="Image4" text:anchor-type="char" svg:x="0.097cm" svg:y="6.038cm" svg:width="17cm" svg:height="1.713cm" draw:z-index="3"><draw:image xlink:href="Pictures/10000001000006B4000000ADECBCA37C8DE3D51A.png" xlink:type="simple" xlink:show="embed" xlink:actuate="onLoad" draw:mime-type="image/png"/></draw:frame><draw:frame draw:style-name="fr1" draw:name="Image5" text:anchor-type="char" svg:x="0.194cm" svg:y="8.084cm" svg:width="17cm" svg:height="1.713cm" draw:z-index="4"><draw:image xlink:href="Pictures/10000001000006B4000000AD82DD1D48269426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7:14.600083704</meta:creation-date>
    <dc:date>2024-08-29T14:36:57.291633362</dc:date>
    <meta:editing-duration>PT9M43S</meta:editing-duration>
    <meta:editing-cycles>1</meta:editing-cycles>
    <meta:document-statistic meta:table-count="0" meta:image-count="5" meta:object-count="0" meta:page-count="6" meta:paragraph-count="189" meta:word-count="1319" meta:character-count="8769" meta:non-whitespace-character-count="6107"/>
    <meta:generator>LibreOffice/7.3.7.2$Linux_X86_64 LibreOffice_project/30$Build-2</meta:generator>
  </office:meta>
</office:document-meta>
</file>